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3.859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3.859cm"/>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13.859cm" svg:x="1.4cm" svg:y="4.914cm" presentation:class="subtitle">
          <draw:text-box>
            <text:p>Tematem mojej pracy jest:</text:p>
            <text:p>Odpowiedź przekroju zespolonego na zginanie ukośne z siłą osiową. </text:p>
            <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13.859cm" svg:x="1.4cm" svg:y="3.341cm" presentation:class="outline" presentation:user-transformed="true">
          <draw:text-box>
            <text:list text:style-name="L2">
              <text:list-header>
                <text:p>W pracy opierałem się głownie na artykule Vassilis'a Papanikolaou (pierwszy na liscie) dotyczacym analizy przekroju zespolonego poddanego działaniu dwuosiowego zginania z siłą osiową. Zwłaszcza w zakresie numerycznego zapisu przekroju oraz całkowania napreżeń metodą Gaussa. </text:p>
                <text:p>Korzystałem również z Eurkodów 4,2,3 oraz innych artykułów głównie w celu przeprowadzenia benchmarków. </text:p>
              </text:list-header>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15.085cm" svg:x="1.2cm" svg:y="2.6cm" presentation:class="outline" presentation:user-transformed="true">
          <draw:text-box>
            <text:list text:style-name="L2">
              <text:list-header>
                <text:p>Celem pracy inzynierskiej było utworzenie programu, który umożliwia analizowanie jak najbardziej ogólnych przekrojów zespolonych w tym również żelbetowych. Na podstawie otrzymywanego zbioru sił przekrojowych program ma za zadanie rysować krzywe I powierzchnie interakcji. Na rysunku po lewej przedstawiono przykładową krzywą interakcji a po prawej trójwymiarową powierzchnie interakcji. Krzywe interakcji otrzymywane są w wyniku przecięcia powierzchni interakcji płaszczyzną poziomą. </text:p>
              </text:list-header>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20.613cm" svg:x="1.601cm" svg:y="0.4cm" presentation:class="outline" presentation:user-transformed="true">
          <draw:text-box>
            <text:list text:style-name="L2">
              <text:list-header>
                <text:p>Założenia stosowane w pracy inżynierskiej to techniczna teoria zginania, czyli jednoosiowy stan napreżenia (pomijamy napreżenia styczne) oraz hipoteza płaskich przekrojów Bernoulliego<text:line-break/>W odniesieniu do materiałów przyjęto natomiast związki konstytutywne stali I betonu wg EC4. Głowne etapy przeprowadzanych obliczen to sterowanie kinematyczne tj. Generowanie profili odkształceń w normowo dopuszczalnych granicach. <text:s/>Okreslenie rozklady naprezen w przekroju na podstawie otrzymanych profili odkształcen Pozyskiwanie wartości sił przekrojowych N,Mx,My w wyniku całkowania naprężeń Stosuje sie zamiane całki pow. na krzywo. (twierdzenie Greena)</text:p>
                <text:p/>
              </text:list-header>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13.859cm" svg:x="1.401cm" svg:y="2.2cm" presentation:class="outline" presentation:user-transformed="true">
          <draw:text-box>
            <text:list text:style-name="L2">
              <text:list-item>
                <text:p>Środowisko programowania. </text:p>
              </text:list-item>
              <text:list-item>
                <text:p>Program napisano w jezyku C/C++ wykorzystano biblioteke QT. Przy czym Qt zostało użyte głównie w celu stworzenia graficznego interfejsu uzytkownika tj. Wprowadzanie danych, rysowanie przekroju I krzywych interakcji. Podczas gdy obliczenia numeryczne wykonano w jezyku C++ z wykorzystaniem obiektowego zapisu przekroju zespoloneg. </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13.859cm" svg:x="1.401cm" svg:y="1.741cm" presentation:class="outline" presentation:user-transformed="true">
          <draw:text-box>
            <text:list text:style-name="L2">
              <text:list-header>
                <text:p>Przyjeto ze przekroj zespolony moze skladac sie z 3 typow komponentow tj. Powierzchni, elementow liniowych oraz zbrojenia. Przy czym powierzchnie moga reperentowac rownie otworzy w przekroju zespolonym. </text:p>
                <text:p/>
              </text:list-header>
              <text:list-item>
                <text:p>Wszystkie komponenty posiadaja cechy wspolne stad dziedzicza po wspolnej klasie Points (definiuje ona zbiór punktów na płaszczyźnie) </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17.342cm" svg:x="1.4cm" svg:y="2.4cm" presentation:class="outline" presentation:user-transformed="true">
          <draw:text-box>
            <text:list text:style-name="L2">
              <text:list-header>
                <text:p>Element powierzchniowy zostal zdefiniowany jako ciag wierzchołków o współrzędnych x,y w kierunku przeciwnym do ruchu wskazowek zegara oraz katow odcinków łukowych nastepujacych za poszczegolnymi wierzcholkami. </text:p>
              </text:list-header>
              <text:list-item>
                <text:p>Element liniowy to podobny ciag wierzcholkow zamiast katow dodatkowo przypisane sa powierzchni nastepujacych po nich odcinkow liniowych </text:p>
              </text:list-item>
              <text:list-item>
                <text:p>Zbrojenie to zbior wierzcholkow (srodki ciezkosci pretow) wraz z poiwerzchnia poszczegolnych pretow </text:p>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14.328cm" svg:x="1.401cm" svg:y="1.941cm" presentation:class="outline" presentation:user-transformed="true">
          <draw:text-box>
            <text:list text:style-name="L2">
              <text:list-header>
                <text:p>Komponenty powierzchniowe moga posiadac odcinki łukowe jednak stosowana procedura calkowania numerycznego wymaga aby powierzchnie byly wielokatami stad nalezy dokonac ich linearyzacji. </text:p>
              </text:list-header>
              <text:list-item>
                <text:p>Linearyzacja polega na wstawianiu kolejno dodatkowych punkow srodkowych luków poczynajac od tych o najwiekszym kacie. Az do momentu gdy pole wielokata bedzie roznilo sie od rzeczywistego pola figury z lukami o założoną wartość blędu</text:p>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18.099cm" svg:x="1.401cm" svg:y="2.2cm" presentation:class="outline" presentation:user-transformed="true">
          <draw:text-box>
            <text:list text:style-name="L2">
              <text:list-item>
                <text:p>Podczas tworzenia programu założono, że związki konstytutywne dla betonu I stali moga byc odcinkowo wielomianowe. Zaleznosci naprezenia odksztalcenai przyjeto na podstawie <text:s/>eurokodu 4 jako paraboliczno liniowa dla betonu (pominieto wytrzymalosc betonu na rozciaganie) oraz dwuliniowy (sprezysto-plastyczny) dla stali I zbrojenia. W programie prefediniowano te zaleznosci dla betonu stali I zbrojenia w oddzielnych klasach dziedziczacych po klasie Material. </text:p>
              </text:list-item>
              <text:list-item>
                <text:p>Kazdemu z definiowanych komponentow mozna przypisac obiekt materialu zawierajacy odpowiednia definicje funkcji sigma-epsilon. </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17.599cm" svg:x="2.189cm" svg:y="1.598cm" presentation:class="outline" presentation:user-transformed="true">
          <draw:text-box>
            <text:list text:style-name="L2">
              <text:list-header>
                <text:p>W kodzie programu zastosowano zapis obiektowy przekeroju bazujacy na schemacie przedstawionym na rysunku. Tj. Klasa abstrakcyjna Material, klasy dla poszczegolnych komponentow dziedziczace po klasie Points oraz klasa Section która posiada kontenery w których agregowane sa poszczególne komponenty przekroju oraz metody umozliwiajace wyznaczanie charakterystyk geometrycznych I całkowanie naprezen. Klasa SectionSolver zawiera procedury do generowania profili odkształceń czyli sterowania kierunkiem osi obojetnej I odkształceniami. </text:p>
              </text:list-header>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13.859cm" svg:x="1.4cm" svg:y="2.8cm" presentation:class="outline" presentation:user-transformed="true">
          <draw:text-box>
            <text:list text:style-name="L2">
              <text:list-header>
                <text:p>Jezeli chodzi o sterowanie odkształcen to mozna zastosowac jedno z podejsc proponownych przez Papanukolau w artykul tj. Sterowanie kierunkiem osi obojatne kat eta oraz jej wysokoscia <text:s/>wprzekroju d. </text:p>
              </text:list-header>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13.859cm" svg:x="2.074cm" svg:y="2.966cm" presentation:class="outline" presentation:user-transformed="true">
          <draw:text-box>
            <text:list text:style-name="L2">
              <text:list-item>
                <text:p>W programie zastosowano jednak zmodyfikowane podejscie polegajace na strowaniu kierunkiem osi obojetnej oraz odksztalceniami w zakresie odksztalcen granicznych w sposob przedstawiony na rysunky. Tj. Pkt A okresla odkształcenia graniczne betonu <text:s/>B odkształcenia przy czystym sciskaniu a C odksztalcenie graniczne stali. Sterowanie polega na iteracyjnym obrocie wzgledem pkt C, nastepnie wzgledem punktu A I na koncu obrotem wzgledem pkt B.</text:p>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13.859cm" svg:x="0.869cm" svg:y="3.532cm" presentation:class="outline" presentation:user-transformed="true">
          <draw:text-box>
            <text:list text:style-name="L2">
              <text:list-header>
                <text:p>Na podstawie wygenerowanych profili odkształceń z zaleznosci sigma epsilon otrzymujemy rozklad naprezen w przekroju zespolonym lub dokladniej w poszczegolnych jego komponentach. Otrzymany rozklad naprezen bedzie całkowany po powierzchni komponentów przekroju. <text:s/></text:p>
                <text:p/>
              </text:list-header>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13.859cm" svg:x="1.4cm" svg:y="2.4cm" presentation:class="outline" presentation:user-transformed="true">
          <draw:text-box>
            <text:list text:style-name="L2">
              <text:list-item>
                <text:p>W programie wykorzystano miedzy innymi wzory na wyznaczenie pola pow dowolnego wielokata, wyznaczenie punktu srodkowego, momentow statycznych I bezwladnosci dowolnego wielokata wyznaczenie sprowadzonego srodka ciezkosci calego przekroju I transformacje wspolrzednych pomiedzy ukladem globalnym I ukladami lokalnymi wspolrzednych</text:p>
              </text:list-item>
            </text:list>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13.859cm" svg:x="1.4cm" svg:y="2.6cm" presentation:class="outline" presentation:user-transformed="true">
          <draw:text-box>
            <text:list text:style-name="L2">
              <text:list-header>
                <text:p>Na rysunku przedstawiono koncepcje wyznaczania charakterystyk geometrycznych wielokta np dla momentu statycznego jako sumy momentow statycznych poszczególnych trójkatow utworzonych przez wektory wodzace kolejnych wierzcholkow I krawedzie wielokata</text:p>
              </text:list-header>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13.859cm" svg:x="0.801cm" svg:y="3.4cm" presentation:class="outline" presentation:user-transformed="true">
          <draw:text-box>
            <text:list text:style-name="L2">
              <text:list-header>
                <text:p>Tututaj mozna zobaczyc przykladowy fragment kodu w jezyku C++ jest to akurat procedura wyznaczania wspolrzednej x srodka ciezkosci komponentu powierzchniowego. </text:p>
              </text:list-header>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15.585cm" svg:x="1.201cm" svg:y="3cm" presentation:class="outline" presentation:user-transformed="true">
          <draw:text-box>
            <text:list text:style-name="L2">
              <text:list-item>
                <text:p>Jak juz wspomniano w wyniku sterowania odksztalceniami otrzymujemy profile odksztalcen. A na ich podstawie ze zwiazkow sigma epsilon rozklady naprezen w przekroju. </text:p>
              </text:list-item>
              <text:list-item>
                <text:p>Calujac te rozklady naprezen po powierzchni poszczegolnych komponentow uzyskuje sie sily przekrojowe od komponantow. Nastepnie odpowiednio sumujac te wartosci czastkowe otrzymujemy sile przekrojowe dla calego przekroju. Nalezy uwzglednic przeciecia powierzchni przy wyznaczaniu wartosci dla przekroju. </text:p>
              </text:list-item>
            </text:list>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19.658cm" svg:x="0.8cm" svg:y="0.758cm" presentation:class="outline" presentation:user-transformed="true">
          <draw:text-box>
            <text:list text:style-name="L2">
              <text:list-item>
                <text:p><text:span text:style-name="T1">W przypadku komponentu powierzchniowego jak I liniowego zastosowano całkowanie numeryczne metoda Gaussa-Legendre. <text:s/></text:span></text:p>
              </text:list-item>
              <text:list-item>
                <text:p><text:span text:style-name="T1">Sile przekrojowa komponentu powierzchniowego mozna wyrazic jako calke powierzchniowa. </text:span></text:p>
              </text:list-item>
              <text:list-item>
                <text:p><text:span text:style-name="T1">Aby umozliwi calkowanie numeryczne calke podwojna zastapiono calka krzywoliniowa po obwodzie komponentu powierzchniowego stosujac twierdzenie Greena. <text:s/>Calka po obwodzie jest suma calek po poszczegolnych krawedziach wielokata. </text:span></text:p>
              </text:list-item>
              <text:list-item>
                <text:p><text:span text:style-name="T1">Sily w komponentach liniowych dane sa w postaci calek liniowych po poszczegolnych odcinkach uwzgledniajac ich grubosc.</text:span> </text:p>
              </text:list-item>
              <text:list-item>
                <text:p><text:span text:style-name="T1">W przypadku pretow zbrojeniowych nie wymaga sie calkowania wystarzy tylko pomnozyc odpowiednio naprezenia przez pole powierzchni przekroju preta ewntualnie dodatkow przez x y </text:span></text:p>
              </text:list-item>
            </text:list>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13.859cm" svg:x="1.201cm" svg:y="2.741cm" presentation:class="outline" presentation:user-transformed="true">
          <draw:text-box>
            <text:list text:style-name="L2">
              <text:list-item>
                <text:p>W przypadku powierzchni I elementow liniowych calkowanie po poszczegolnych krawedziach dodatkowo zastopiono calkowanie po pododcinkach w taki sposob aby całkować niezaleznie poszczegolne jednorodne fragmenty funkcji sigma epsilon. Umozliwa to optymalne dobranie liczby uzytych punktow Gaussa w zaleznosci od stopnia calkowanej funkcji. </text:p>
              </text:list-item>
            </text:list>
          </draw:text-box>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14.328cm" svg:x="1.4cm" svg:y="2.2cm" presentation:class="outline" presentation:user-transformed="true">
          <draw:text-box>
            <text:list text:style-name="L2">
              <text:list-header>
                <text:p>Wzory przedstawiaja metode calkowania Gaussa. Najpierw dokonuje sie podstawienia za x aby otrzymac funkcje jednej zmiennej pod calka. Nastepnie calke po krawedzi rozbija sie na sume calek po pododcinkach. Dla kazdego podocinka natomiast mamy sumowanie po odpowiednio przyjetej liczbie punktow Gaussa. </text:p>
              </text:list-header>
              <text:list-item>
                <text:p>Wagi oraz odpowiadajace punkty Gaussa musza byc przetransformowane z przedzialu (-1,1) na przedzial od ylimA do ylimB dla kazdego pododcinka. </text:p>
              </text:list-item>
            </text:list>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13.859cm" svg:x="1.6cm" svg:y="3.541cm" presentation:class="outline" presentation:user-transformed="true">
          <draw:text-box>
            <text:list text:style-name="L2">
              <text:list-header>
                <text:p>W wyniku calkowania poszczegolnyc profili odksztalcen otrzymujemy zbior punktow Mx,My,N w przestrzeni trójwymiarowej które definiuja powierzchnie interakcji na ich podstawie po odpowiednim ich uporzadkowaniu (sortowaniu) mozemy narysowac krzywe I powierzchnie interakcji. </text:p>
              </text:list-header>
            </text:list>
          </draw:text-box>
        </draw:frame>
        <presentation:notes draw:style-name="dp2">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13.859cm" svg:x="1.4cm" svg:y="2.4cm" presentation:class="outline" presentation:user-transformed="true">
          <draw:text-box>
            <text:list text:style-name="L2">
              <text:list-item>
                <text:p>Tutaj przedstawiono okno główne porgramu oraz okno z wykresami naprezenie – odksztalcenie ktore mozna narysowac sobie dla poszczegolnych komponantow celem weryfikacji poprawnosci zdefiniowania materialu. </text:p>
              </text:list-item>
            </text:list>
          </draw:text-box>
        </draw:frame>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13.859cm" svg:x="1.4cm" svg:y="4.914cm" presentation:class="outline">
          <draw:text-box>
            <text:list text:style-name="L2">
              <text:list-item>
                <text:p>Tutaj widzimy przykladowe krzywe interakcji wygenerowane dla przekroju zespolonego ze zbrojeniem I otworem. Jest to jeden z przekrojow testowych uzyty jako benchmark. <text:s/></text:p>
              </text:list-item>
            </text:list>
          </draw:text-box>
        </draw:frame>
        <presentation:notes draw:style-name="dp2">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13.859cm" svg:x="1.201cm" svg:y="1.341cm" presentation:class="outline" presentation:user-transformed="true">
          <draw:text-box>
            <text:list text:style-name="L2">
              <text:list-header>
                <text:p>Tutaj widzimi powierzchni interakcji. Zostala ona narysowana programem Matlab <text:s/>na podstawie wyeksportowanych wyników z utworzonego programu. </text:p>
              </text:list-header>
            </text:list>
          </draw:text-box>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l Ziobro</meta:initial-creator>
    <meta:creation-date>2014-02-04T17:15:21</meta:creation-date>
    <dc:date>2014-02-04T18:26:59</dc:date>
    <dc:creator>Michal Ziobro</dc:creator>
    <meta:editing-duration>PT14M56S</meta:editing-duration>
    <meta:editing-cycles>1</meta:editing-cycles>
    <meta:document-statistic meta:object-count="93"/>
    <meta:generator>OpenOffice/4.0.0$Unix OpenOffice.org_project/400m3$Build-9702</meta:generator>
  </office:meta>
</office:document-meta>
</file>